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3d4723"/>
    </style:style>
    <style:style style:name="P2" style:family="paragraph" style:parent-style-name="Standard">
      <style:paragraph-properties fo:text-align="end" style:justify-single-word="false"/>
      <style:text-properties style:font-name="Times New Roman" officeooo:rsid="001169d7" officeooo:paragraph-rsid="001169d7"/>
    </style:style>
    <style:style style:name="P3" style:family="paragraph" style:parent-style-name="Standard">
      <style:paragraph-properties fo:text-align="start" style:justify-single-word="false"/>
      <style:text-properties style:font-name="Times New Roman" officeooo:rsid="001169d7" officeooo:paragraph-rsid="001169d7"/>
    </style:style>
    <style:style style:name="P4" style:family="paragraph" style:parent-style-name="Standard">
      <style:paragraph-properties fo:text-align="start" style:justify-single-word="false"/>
      <style:text-properties style:font-name="Times New Roman" officeooo:rsid="001306af" officeooo:paragraph-rsid="001306af"/>
    </style:style>
    <style:style style:name="P5" style:family="paragraph" style:parent-style-name="Standard">
      <style:paragraph-properties fo:text-align="start" style:justify-single-word="false"/>
      <style:text-properties style:font-name="Times New Roman" officeooo:rsid="002e7013" officeooo:paragraph-rsid="002e7013"/>
    </style:style>
    <style:style style:name="P6" style:family="paragraph" style:parent-style-name="Standard">
      <style:paragraph-properties fo:text-align="start" style:justify-single-word="false"/>
      <style:text-properties style:font-name="Times New Roman" officeooo:rsid="001441ac" officeooo:paragraph-rsid="001441ac"/>
    </style:style>
    <style:style style:name="P7" style:family="paragraph" style:parent-style-name="Standard">
      <style:paragraph-properties fo:text-align="start" style:justify-single-word="false"/>
      <style:text-properties style:font-name="Times New Roman" officeooo:rsid="001bda58" officeooo:paragraph-rsid="001bda58"/>
    </style:style>
    <style:style style:name="P8" style:family="paragraph" style:parent-style-name="Standard">
      <style:paragraph-properties fo:text-align="start" style:justify-single-word="false"/>
      <style:text-properties style:font-name="Times New Roman" officeooo:rsid="001bda58" officeooo:paragraph-rsid="001f1c39"/>
    </style:style>
    <style:style style:name="P9" style:family="paragraph" style:parent-style-name="Standard">
      <style:paragraph-properties fo:text-align="start" style:justify-single-word="false"/>
      <style:text-properties style:font-name="Times New Roman" officeooo:rsid="001c4c44" officeooo:paragraph-rsid="001c4c44"/>
    </style:style>
    <style:style style:name="P10" style:family="paragraph" style:parent-style-name="Standard">
      <style:paragraph-properties fo:text-align="start" style:justify-single-word="false"/>
      <style:text-properties style:font-name="Times New Roman" officeooo:rsid="001f1c39" officeooo:paragraph-rsid="001f1c39"/>
    </style:style>
    <style:style style:name="P11" style:family="paragraph" style:parent-style-name="Standard">
      <style:paragraph-properties fo:text-align="start" style:justify-single-word="false"/>
      <style:text-properties style:font-name="Times New Roman" fo:font-weight="bold" officeooo:rsid="001f1c39" officeooo:paragraph-rsid="001f1c39" style:font-weight-asian="bold" style:font-weight-complex="bold"/>
    </style:style>
    <style:style style:name="P12" style:family="paragraph" style:parent-style-name="Standard">
      <style:paragraph-properties fo:text-align="start" style:justify-single-word="false"/>
      <style:text-properties style:font-name="Times New Roman" style:text-underline-style="solid" style:text-underline-width="auto" style:text-underline-color="font-color" officeooo:rsid="001f1c39" officeooo:paragraph-rsid="001f1c39"/>
    </style:style>
    <style:style style:name="P13"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26c685" officeooo:paragraph-rsid="0026c685" style:font-weight-asian="bold" style:font-weight-complex="bold"/>
    </style:style>
    <style:style style:name="P14"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3cdade" officeooo:paragraph-rsid="003cdade" style:font-weight-asian="bold" style:font-weight-complex="bold"/>
    </style:style>
    <style:style style:name="P15"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300bf8" officeooo:paragraph-rsid="003285a3" style:font-weight-asian="bold" style:font-weight-complex="bold"/>
    </style:style>
    <style:style style:name="P16"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169d7" officeooo:paragraph-rsid="001169d7" style:font-weight-asian="bold" style:font-weight-complex="bold"/>
    </style:style>
    <style:style style:name="P17"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25edb0" officeooo:paragraph-rsid="0025edb0" style:font-weight-asian="bold" style:font-weight-complex="bold"/>
    </style:style>
    <style:style style:name="P18"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26c685" officeooo:paragraph-rsid="0026c685" style:font-weight-asian="normal" style:font-weight-complex="normal"/>
    </style:style>
    <style:style style:name="P19" style:family="paragraph" style:parent-style-name="Standard">
      <style:paragraph-properties fo:text-align="start" style:justify-single-word="false"/>
      <style:text-properties style:font-name="Times New Roman" style:text-underline-style="solid" style:text-underline-width="auto" style:text-underline-color="font-color" officeooo:rsid="002d0884" officeooo:paragraph-rsid="002d0884"/>
    </style:style>
    <style:style style:name="P20" style:family="paragraph" style:parent-style-name="Standard">
      <style:paragraph-properties fo:text-align="start" style:justify-single-word="false"/>
      <style:text-properties style:font-name="Times New Roman" style:text-underline-style="none" officeooo:rsid="001f1c39" officeooo:paragraph-rsid="001f1c39"/>
    </style:style>
    <style:style style:name="P21" style:family="paragraph" style:parent-style-name="Standard">
      <style:paragraph-properties fo:text-align="start" style:justify-single-word="false"/>
      <style:text-properties style:font-name="Times New Roman" style:text-underline-style="none" officeooo:rsid="001f1c39" officeooo:paragraph-rsid="0027ef85"/>
    </style:style>
    <style:style style:name="P22" style:family="paragraph" style:parent-style-name="Standard">
      <style:paragraph-properties fo:text-align="start" style:justify-single-word="false"/>
      <style:text-properties style:font-name="Times New Roman" style:text-underline-style="none" officeooo:rsid="001f1c39" officeooo:paragraph-rsid="0040d62b"/>
    </style:style>
    <style:style style:name="P23" style:family="paragraph" style:parent-style-name="Standard">
      <style:paragraph-properties fo:text-align="start" style:justify-single-word="false"/>
      <style:text-properties style:font-name="Times New Roman" style:text-underline-style="none" officeooo:rsid="001bda58" officeooo:paragraph-rsid="001f1c39"/>
    </style:style>
    <style:style style:name="P24" style:family="paragraph" style:parent-style-name="Standard">
      <style:paragraph-properties fo:text-align="start" style:justify-single-word="false"/>
      <style:text-properties style:font-name="Times New Roman" style:text-underline-style="none" officeooo:rsid="0025edb0" officeooo:paragraph-rsid="0025edb0"/>
    </style:style>
    <style:style style:name="P25" style:family="paragraph" style:parent-style-name="Standard">
      <style:paragraph-properties fo:text-align="start" style:justify-single-word="false"/>
      <style:text-properties style:font-name="Times New Roman" style:text-underline-style="none" fo:font-weight="bold" officeooo:rsid="0025edb0" officeooo:paragraph-rsid="0025edb0" style:font-weight-asian="bold" style:font-weight-complex="bold"/>
    </style:style>
    <style:style style:name="P26" style:family="paragraph" style:parent-style-name="Standard">
      <style:paragraph-properties fo:text-align="start" style:justify-single-word="false"/>
      <style:text-properties style:font-name="Times New Roman" style:text-underline-style="none" fo:font-weight="bold" officeooo:rsid="0025edb0" officeooo:paragraph-rsid="0027ef85" style:font-weight-asian="bold" style:font-weight-complex="bold"/>
    </style:style>
    <style:style style:name="P27" style:family="paragraph" style:parent-style-name="Standard">
      <style:paragraph-properties fo:text-align="start" style:justify-single-word="false"/>
      <style:text-properties style:font-name="Times New Roman" style:text-underline-style="none" fo:font-weight="bold" officeooo:rsid="0026c685" officeooo:paragraph-rsid="0026c685" style:font-weight-asian="bold" style:font-weight-complex="bold"/>
    </style:style>
    <style:style style:name="P28" style:family="paragraph" style:parent-style-name="Standard">
      <style:paragraph-properties fo:text-align="start" style:justify-single-word="false"/>
      <style:text-properties style:font-name="Times New Roman" style:text-underline-style="none" fo:font-weight="normal" officeooo:rsid="0025edb0" officeooo:paragraph-rsid="0025edb0" style:font-weight-asian="normal" style:font-weight-complex="normal"/>
    </style:style>
    <style:style style:name="P29" style:family="paragraph" style:parent-style-name="Standard">
      <style:paragraph-properties fo:text-align="start" style:justify-single-word="false"/>
      <style:text-properties style:font-name="Times New Roman" style:text-underline-style="none" fo:font-weight="normal" officeooo:rsid="0025edb0" officeooo:paragraph-rsid="00297978" style:font-weight-asian="normal" style:font-weight-complex="normal"/>
    </style:style>
    <style:style style:name="P30" style:family="paragraph" style:parent-style-name="Standard">
      <style:paragraph-properties fo:text-align="start" style:justify-single-word="false"/>
      <style:text-properties style:font-name="Times New Roman" style:text-underline-style="none" fo:font-weight="normal" officeooo:rsid="0025edb0" officeooo:paragraph-rsid="0027ef85" style:font-weight-asian="normal" style:font-weight-complex="normal"/>
    </style:style>
    <style:style style:name="P31" style:family="paragraph" style:parent-style-name="Standard">
      <style:paragraph-properties fo:text-align="start" style:justify-single-word="false"/>
      <style:text-properties style:font-name="Times New Roman" style:text-underline-style="none" fo:font-weight="normal" officeooo:rsid="0026c685" officeooo:paragraph-rsid="0026c685" style:font-weight-asian="normal" style:font-weight-complex="normal"/>
    </style:style>
    <style:style style:name="P32" style:family="paragraph" style:parent-style-name="Standard">
      <style:paragraph-properties fo:text-align="start" style:justify-single-word="false"/>
      <style:text-properties style:font-name="Times New Roman" style:text-underline-style="none" fo:font-weight="normal" officeooo:rsid="002e5345" officeooo:paragraph-rsid="002e5345" style:font-weight-asian="normal" style:font-weight-complex="normal"/>
    </style:style>
    <style:style style:name="P33" style:family="paragraph" style:parent-style-name="Standard">
      <style:paragraph-properties fo:text-align="start" style:justify-single-word="false"/>
      <style:text-properties style:font-name="Times New Roman" style:text-underline-style="none" fo:font-weight="normal" officeooo:rsid="001f1c39" officeooo:paragraph-rsid="0040d62b" style:font-weight-asian="normal" style:font-weight-complex="normal"/>
    </style:style>
    <style:style style:name="P34" style:family="paragraph" style:parent-style-name="Standard">
      <style:paragraph-properties fo:text-align="start" style:justify-single-word="false"/>
      <style:text-properties style:font-name="Times New Roman" style:text-underline-style="none" officeooo:rsid="0026c685" officeooo:paragraph-rsid="0026c685"/>
    </style:style>
    <style:style style:name="P35" style:family="paragraph" style:parent-style-name="Standard">
      <style:paragraph-properties fo:text-align="start" style:justify-single-word="false"/>
      <style:text-properties style:font-name="Times New Roman" style:text-underline-style="none" officeooo:rsid="0027ef85" officeooo:paragraph-rsid="003cdade"/>
    </style:style>
    <style:style style:name="P36" style:family="paragraph" style:parent-style-name="Standard">
      <style:paragraph-properties fo:text-align="start" style:justify-single-word="false"/>
      <style:text-properties style:font-name="Times New Roman" style:text-underline-style="none" officeooo:rsid="0027ef85" officeooo:paragraph-rsid="0027ef85"/>
    </style:style>
    <style:style style:name="P37" style:family="paragraph" style:parent-style-name="Standard">
      <style:paragraph-properties fo:text-align="start" style:justify-single-word="false"/>
      <style:text-properties style:font-name="Times New Roman" style:text-underline-style="none" officeooo:rsid="003cdade" officeooo:paragraph-rsid="003cdade"/>
    </style:style>
    <style:style style:name="P38" style:family="paragraph" style:parent-style-name="Standard">
      <style:paragraph-properties fo:text-align="start" style:justify-single-word="false"/>
      <style:text-properties style:font-name="Times New Roman" style:text-underline-style="none" officeooo:rsid="002e5345" officeooo:paragraph-rsid="002e5345"/>
    </style:style>
    <style:style style:name="P39" style:family="paragraph" style:parent-style-name="Standard">
      <style:paragraph-properties fo:text-align="start" style:justify-single-word="false"/>
      <style:text-properties style:font-name="Times New Roman" style:text-underline-style="none" officeooo:rsid="002d0884" officeooo:paragraph-rsid="002d0884"/>
    </style:style>
    <style:style style:name="P40" style:family="paragraph" style:parent-style-name="Standard">
      <style:paragraph-properties fo:text-align="start" style:justify-single-word="false"/>
      <style:text-properties style:font-name="Times New Roman" style:text-underline-style="none" officeooo:rsid="00297978" officeooo:paragraph-rsid="00297978"/>
    </style:style>
    <style:style style:name="P41" style:family="paragraph" style:parent-style-name="Standard">
      <style:paragraph-properties fo:text-align="start" style:justify-single-word="false"/>
      <style:text-properties style:font-name="Times New Roman" style:text-underline-style="none" officeooo:rsid="00297978" officeooo:paragraph-rsid="002d0884"/>
    </style:style>
    <style:style style:name="P42" style:family="paragraph" style:parent-style-name="Standard">
      <style:paragraph-properties fo:text-align="start" style:justify-single-word="false"/>
      <style:text-properties style:font-name="Times New Roman" style:text-underline-style="none" officeooo:rsid="00300bf8" officeooo:paragraph-rsid="003285a3"/>
    </style:style>
    <style:style style:name="P43" style:family="paragraph" style:parent-style-name="Standard">
      <style:paragraph-properties fo:text-align="start" style:justify-single-word="false"/>
      <style:text-properties style:font-name="Times New Roman" style:text-underline-style="none" officeooo:rsid="003285a3" officeooo:paragraph-rsid="003285a3"/>
    </style:style>
    <style:style style:name="P44" style:family="paragraph" style:parent-style-name="Standard">
      <style:paragraph-properties fo:text-align="start" style:justify-single-word="false"/>
      <style:text-properties style:font-name="Times New Roman" style:text-underline-style="none" officeooo:rsid="003544fb" officeooo:paragraph-rsid="003544fb"/>
    </style:style>
    <style:style style:name="P45" style:family="paragraph" style:parent-style-name="Standard">
      <style:paragraph-properties fo:text-align="start" style:justify-single-word="false"/>
      <style:text-properties style:font-name="Times New Roman" officeooo:rsid="0026c685" officeooo:paragraph-rsid="0026c685"/>
    </style:style>
    <style:style style:name="T1" style:family="text">
      <style:text-properties officeooo:rsid="0016646a"/>
    </style:style>
    <style:style style:name="T2" style:family="text">
      <style:text-properties style:text-underline-style="solid" style:text-underline-width="auto" style:text-underline-color="font-color"/>
    </style:style>
    <style:style style:name="T3" style:family="text">
      <style:text-properties officeooo:rsid="0026c685"/>
    </style:style>
    <style:style style:name="T4" style:family="text">
      <style:text-properties fo:font-weight="bold" style:font-weight-asian="bold" style:font-weight-complex="bold"/>
    </style:style>
    <style:style style:name="T5" style:family="text">
      <style:text-properties officeooo:rsid="00297978"/>
    </style:style>
    <style:style style:name="T6" style:family="text">
      <style:text-properties officeooo:rsid="002e5345"/>
    </style:style>
    <style:style style:name="T7" style:family="text">
      <style:text-properties officeooo:rsid="002e7013"/>
    </style:style>
    <style:style style:name="T8" style:family="text">
      <style:text-properties officeooo:rsid="00310ecb"/>
    </style:style>
    <style:style style:name="T9" style:family="text">
      <style:text-properties officeooo:rsid="003285a3"/>
    </style:style>
    <style:style style:name="T10" style:family="text">
      <style:text-properties officeooo:rsid="00341344"/>
    </style:style>
    <style:style style:name="T11" style:family="text">
      <style:text-properties officeooo:rsid="0036197d"/>
    </style:style>
    <style:style style:name="T12" style:family="text">
      <style:text-properties officeooo:rsid="003aad27"/>
    </style:style>
    <style:style style:name="T13" style:family="text">
      <style:text-properties officeooo:rsid="003b8a5d"/>
    </style:style>
    <style:style style:name="T14" style:family="text">
      <style:text-properties officeooo:rsid="003cdade"/>
    </style:style>
    <style:style style:name="T15" style:family="text">
      <style:text-properties style:text-underline-style="none" officeooo:rsid="00297978"/>
    </style:style>
    <style:style style:name="T16" style:family="text">
      <style:text-properties style:text-underline-style="none" officeooo:rsid="003cdade"/>
    </style:style>
    <style:style style:name="T17" style:family="text">
      <style:text-properties fo:font-weight="normal" officeooo:rsid="0025edb0" style:font-weight-asian="normal" style:font-weight-complex="normal"/>
    </style:style>
    <style:style style:name="T18" style:family="text">
      <style:text-properties fo:font-weight="normal" officeooo:rsid="003cdade" style:font-weight-asian="normal" style:font-weight-complex="normal"/>
    </style:style>
    <style:style style:name="T19" style:family="text">
      <style:text-properties fo:color="#008000" fo:font-weight="bold"/>
    </style:style>
    <style:style style:name="T20" style:family="text">
      <style:text-properties fo:color="#008000" style:font-name="Times New Roman" style:text-underline-style="none" fo:font-weight="bold" officeooo:rsid="003cdade"/>
    </style:style>
    <style:style style:name="T21" style:family="text">
      <style:text-properties style:font-name="Times New Roman" style:text-underline-style="none" officeooo:rsid="00297978"/>
    </style:style>
    <style:style style:name="T22" style:family="text">
      <style:text-properties style:font-name="Times New Roman" style:text-underline-style="none" officeooo:rsid="003cdade"/>
    </style:style>
    <style:style style:name="T23" style:family="text">
      <style:text-properties style:font-name="Times New Roman" style:text-underline-style="none" officeooo:rsid="003d4723"/>
    </style:style>
    <style:style style:name="T24" style:family="text">
      <style:text-properties officeooo:rsid="003d47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njamin Pierce (bgp12)</text:p>
      <text:p text:style-name="P2">EECS 338 </text:p>
      <text:p text:style-name="P2">HW2</text:p>
      <text:p text:style-name="P2">Due: 2/1/1</text:p>
      <text:p text:style-name="P16">1)</text:p>
      <text:p text:style-name="P3"><text:s/>a)</text:p>
      <text:p text:style-name="P3">$ time ./for</text:p>
      <text:p text:style-name="P3">Running for loop...</text:p>
      <text:p text:style-name="P3"/>
      <text:p text:style-name="P3">real<text:tab/>0m16.660s</text:p>
      <text:p text:style-name="P3">user<text:tab/>0m16.660s</text:p>
      <text:p text:style-name="P3">sys<text:tab/>0m0.000s</text:p>
      <text:p text:style-name="P3"/>
      <text:p text:style-name="P4">The for program does not invoke any system calls beside the single printf() at the very beginning, so the runtime is monopolized by user time, which is the repeating for loops.</text:p>
      <text:p text:style-name="P4"/>
      <text:p text:style-name="P4">b)</text:p>
      <text:p text:style-name="P5">Program: for1b.c</text:p>
      <text:p text:style-name="P4">int main() {</text:p>
      <text:p text:style-name="P4"><text:tab/>int i, j, k, N = 2;</text:p>
      <text:p text:style-name="P4"><text:tab/>for(i = 0; i &lt; N; i++) {</text:p>
      <text:p text:style-name="P4"><text:tab/><text:tab/>for(j = 0; j &lt; N; j++) {</text:p>
      <text:p text:style-name="P4"><text:tab/><text:tab/><text:tab/>for(k = 0; k &lt; N; k++) {</text:p>
      <text:p text:style-name="P4"><text:tab/><text:tab/><text:tab/><text:tab/>sleep(1);</text:p>
      <text:p text:style-name="P4"><text:tab/><text:tab/><text:tab/>}</text:p>
      <text:p text:style-name="P4"><text:tab/><text:tab/>}</text:p>
      <text:p text:style-name="P4"><text:tab/>}</text:p>
      <text:p text:style-name="P4">}</text:p>
      <text:p text:style-name="P4"/>
      <text:p text:style-name="P4">$ time <text:s/>./for</text:p>
      <text:p text:style-name="P4"/>
      <text:p text:style-name="P4">real<text:tab/>0m8.003s</text:p>
      <text:p text:style-name="P4">user<text:tab/>0m0.002s</text:p>
      <text:p text:style-name="P4">sys<text:tab/>0m0.000s</text:p>
      <text:p text:style-name="P4"/>
      <text:p text:style-name="P6">By adding a 1 sec sleep, we reduce the <text:span text:style-name="T1">time the program spends actively doing something, which reduces the sys and user time relative to the real time.</text:span></text:p>
      <text:p text:style-name="P6"/>
      <text:p text:style-name="P7">c) <text:span text:style-name="T7">Program: for.c</text:span></text:p>
      <text:p text:style-name="P7">int main() {</text:p>
      <text:p text:style-name="P7"><text:tab/>int i, j, k, N = 200;</text:p>
      <text:p text:style-name="P7"><text:tab/>for(i = 0; i &lt; N; i++) {</text:p>
      <text:p text:style-name="P7"><text:tab/><text:tab/>for(j = 0; j &lt; N; j++) {</text:p>
      <text:p text:style-name="P7"><text:tab/><text:tab/><text:tab/>for(k = 0; k &lt; N; k++) {</text:p>
      <text:p text:style-name="P7"><text:tab/><text:tab/><text:tab/><text:tab/>printf("I = %d, J = %d, K = %d \n", i,j,k);</text:p>
      <text:p text:style-name="P7"><text:tab/><text:tab/><text:tab/>}</text:p>
      <text:p text:style-name="P7"><text:tab/><text:tab/>}</text:p>
      <text:p text:style-name="P7"><text:tab/>}</text:p>
      <text:p text:style-name="P7">}</text:p>
      <text:p text:style-name="P7"><text:soft-page-break/></text:p>
      <text:p text:style-name="P7">real<text:tab/>0m31.262s</text:p>
      <text:p text:style-name="P7">user<text:tab/>0m3.745s</text:p>
      <text:p text:style-name="P7">sys<text:tab/>0m13.689s</text:p>
      <text:p text:style-name="P7"/>
      <text:p text:style-name="P9">By calling printf(), we increase the sys time, as printf() is a system call. Since so much printing is being done relative to actual looping, the system time is far greater</text:p>
      <text:p text:style-name="P9"/>
      <text:p text:style-name="P10">d)</text:p>
      <text:p text:style-name="P10">top - 15:01:17 up 1 day, <text:s/>2:26, <text:s/>2 users, <text:s/>load average: 0.07, 0.22, 0.24</text:p>
      <text:p text:style-name="P10">Tasks: 249 total, <text:s text:c="2"/>3 running, 179 sleeping, <text:s text:c="2"/>0 stopped, <text:s text:c="2"/>0 zombie</text:p>
      <text:p text:style-name="P10">%Cpu(s): 12.5 us, <text:s/>4.2 sy, <text:s/>0.0 ni, 82.9 id, <text:s/>0.1 wa, <text:s/>0.0 hi, <text:s/>0.2 si, <text:s/>0.0 st</text:p>
      <text:p text:style-name="P10">KiB Mem : <text:s/>7985248 total, <text:s text:c="2"/>387928 free, <text:s/>2448984 used, <text:s/>5148336 buff/cache</text:p>
      <text:p text:style-name="P10">KiB Swap: <text:s text:c="4"/>1020 total, <text:s text:c="4"/>1020 free, <text:s text:c="7"/>0 used. <text:s/>5041244 avail Mem </text:p>
      <text:p text:style-name="P10"/>
      <text:p text:style-name="P10"><text:s text:c="2"/>PID USER <text:s text:c="5"/>PR <text:s/>NI <text:s text:c="3"/>VIRT <text:s text:c="3"/>RES <text:s text:c="3"/>SHR S <text:s/>%CPU %MEM <text:s text:c="4"/>TIME+ COMMAND</text:p>
      <text:p text:style-name="P10"><text:s/>3638 bp0017 <text:s text:c="3"/>20 <text:s text:c="2"/>0 <text:s/>581484 <text:s/>45784 <text:s/>29796 D <text:s/>93.3 <text:s/>0.6 <text:s text:c="2"/>0:36.21 xfce4-term+</text:p>
      <text:p text:style-name="P11">10907 bp0017 <text:s text:c="3"/>20 <text:s text:c="2"/>0 <text:s text:c="3"/>4508 <text:s text:c="3"/>720 <text:s text:c="3"/>656 R <text:s/>66.7 <text:s/>0.0 <text:s text:c="2"/>0:00.10 for</text:p>
      <text:p text:style-name="P10"><text:s/>1331 bp0017 <text:s text:c="3"/>20 <text:s text:c="2"/>0 1949660 <text:s/>11896 <text:s text:c="2"/>8628 S <text:s text:c="2"/>6.7 <text:s/>0.1 <text:s text:c="2"/>1:29.26 pulseaudio</text:p>
      <text:p text:style-name="P10">10908 bp0017 <text:s text:c="3"/>20 <text:s text:c="2"/>0 <text:s text:c="2"/>41776 <text:s text:c="2"/>3760 <text:s text:c="2"/>3124 R <text:s text:c="2"/>6.7 <text:s/>0.0 <text:s text:c="2"/>0:00.01 top</text:p>
      <text:p text:style-name="P10"><text:s text:c="2"/>302 bp0017 <text:s text:c="3"/>20 <text:s text:c="2"/>0 <text:s text:c="2"/>22828 <text:s text:c="2"/>5436 <text:s text:c="2"/>3600 S <text:s text:c="2"/>0.0 <text:s/>0.1 <text:s text:c="2"/>0:00.30 bash</text:p>
      <text:p text:style-name="P10"><text:s text:c="2"/>331 bp0017 <text:s text:c="3"/>20 <text:s text:c="2"/>0 98.837g 147612 <text:s/>69316 S <text:s text:c="2"/>0.0 <text:s/>1.8 <text:s text:c="2"/>0:05.67 atril</text:p>
      <text:p text:style-name="P10"><text:s text:c="2"/>361 bp0017 <text:s text:c="3"/>20 <text:s text:c="2"/>0 <text:s/>187764 <text:s text:c="2"/>4272 <text:s text:c="2"/>3904 S <text:s text:c="2"/>0.0 <text:s/>0.1 <text:s text:c="2"/>0:00.00 atrild</text:p>
      <text:p text:style-name="P9">…</text:p>
      <text:p text:style-name="P9">…</text:p>
      <text:p text:style-name="P9"/>
      <text:p text:style-name="P10">top claims we’re using <text:span text:style-name="T2">66.7% CPU</text:span></text:p>
      <text:p text:style-name="P12"/>
      <text:p text:style-name="P20">From part c, we know that </text:p>
      <text:p text:style-name="P8">real<text:tab/>0m31.262s</text:p>
      <text:p text:style-name="P8">user<text:tab/>0m3.745s</text:p>
      <text:p text:style-name="P23">sys<text:tab/>0m13.689s</text:p>
      <text:p text:style-name="P23"/>
      <text:p text:style-name="P20">and the formula for %CPU is (user + sys) / real</text:p>
      <text:p text:style-name="P20"/>
      <text:p text:style-name="P20">%CPU = (3.745+13.689)/31.262 = <text:span text:style-name="T2">55.8%CPU, </text:span>which is relatively close to the value provided by top.</text:p>
      <text:p text:style-name="P20">----------------------------------------------------------------------------------------------------------------------------</text:p>
      <text:p text:style-name="P17">2)</text:p>
      <text:p text:style-name="P25">First time running</text:p>
      <text:p text:style-name="P24">bp0017@bp0017-XPS-15-9550:~/Documents/EECS338/HW2$ ./for &amp;</text:p>
      <text:p text:style-name="P24">[1] 29370</text:p>
      <text:p text:style-name="P24">bp0017@bp0017-XPS-15-9550:~/Documents/EECS338/HW2$ pmap 29370</text:p>
      <text:p text:style-name="P24">29370: <text:s text:c="2"/>./for</text:p>
      <text:p text:style-name="P24">00005644c1351000 <text:s text:c="5"/>4K r-x-- for</text:p>
      <text:p text:style-name="P24">00005644c1551000 <text:s text:c="5"/>4K r---- for</text:p>
      <text:p text:style-name="P24">00005644c1552000 <text:s text:c="5"/>4K rw--- for</text:p>
      <text:p text:style-name="P24">00007ff1b66d0000 <text:s text:c="2"/>1948K r-x-- libc-2.27.so</text:p>
      <text:p text:style-name="P24">00007ff1b68b7000 <text:s text:c="2"/>2048K ----- libc-2.27.so</text:p>
      <text:p text:style-name="P24">00007ff1b6ab7000 <text:s text:c="4"/>16K r---- libc-2.27.so</text:p>
      <text:p text:style-name="P24"><text:soft-page-break/>00007ff1b6abb000 <text:s text:c="5"/>8K rw--- libc-2.27.so</text:p>
      <text:p text:style-name="P24">00007ff1b6abd000 <text:s text:c="4"/>16K rw--- <text:s text:c="2"/>[ anon ]</text:p>
      <text:p text:style-name="P24">00007ff1b6ac1000 <text:s text:c="3"/>156K r-x-- ld-2.27.so</text:p>
      <text:p text:style-name="P24">00007ff1b6cb6000 <text:s text:c="5"/>8K rw--- <text:s text:c="2"/>[ anon ]</text:p>
      <text:p text:style-name="P24">00007ff1b6ce8000 <text:s text:c="5"/>4K r---- ld-2.27.so</text:p>
      <text:p text:style-name="P24">00007ff1b6ce9000 <text:s text:c="5"/>4K rw--- ld-2.27.so</text:p>
      <text:p text:style-name="P24">00007ff1b6cea000 <text:s text:c="5"/>4K rw--- <text:s text:c="2"/>[ anon ]</text:p>
      <text:p text:style-name="P24">00007ffcc946f000 <text:s text:c="3"/>132K rw--- <text:s text:c="2"/>[ stack ]</text:p>
      <text:p text:style-name="P24">00007ffcc9512000 <text:s text:c="4"/>12K r---- <text:s text:c="2"/>[ anon ]</text:p>
      <text:p text:style-name="P24">00007ffcc9515000 <text:s text:c="5"/>8K r-x-- <text:s text:c="2"/>[ anon ]</text:p>
      <text:p text:style-name="P24">ffffffffff600000 <text:s text:c="5"/>4K r-x-- <text:s text:c="2"/>[ anon ]</text:p>
      <text:p text:style-name="P24"><text:s/>total <text:s text:c="12"/>4380K</text:p>
      <text:p text:style-name="P20"/>
      <text:p text:style-name="P25">Second Time Running</text:p>
      <text:p text:style-name="P28">[1]+ <text:s/>Done <text:s text:c="19"/>./for</text:p>
      <text:p text:style-name="P28">bp0017@bp0017-XPS-15-9550:~/Documents/EECS338/HW2$ ./for &amp;</text:p>
      <text:p text:style-name="P28">[1] 29402</text:p>
      <text:p text:style-name="P28">bp0017@bp0017-XPS-15-9550:~/Documents/EECS338/HW2$ pmap 29402</text:p>
      <text:p text:style-name="P28">29402: <text:s text:c="2"/>./for</text:p>
      <text:p text:style-name="P28">00005623ce1c7000 <text:s text:c="5"/>4K r-x-- for</text:p>
      <text:p text:style-name="P28">00005623ce3c7000 <text:s text:c="5"/>4K r---- for</text:p>
      <text:p text:style-name="P28">00005623ce3c8000 <text:s text:c="5"/>4K rw--- for</text:p>
      <text:p text:style-name="P28">00007ff9ef25d000 <text:s text:c="2"/>1948K r-x-- libc-2.27.so</text:p>
      <text:p text:style-name="P28">00007ff9ef444000 <text:s text:c="2"/>2048K ----- libc-2.27.so</text:p>
      <text:p text:style-name="P28">00007ff9ef644000 <text:s text:c="4"/>16K r---- libc-2.27.so</text:p>
      <text:p text:style-name="P28">00007ff9ef648000 <text:s text:c="5"/>8K rw--- libc-2.27.so</text:p>
      <text:p text:style-name="P28">00007ff9ef64a000 <text:s text:c="4"/>16K rw--- <text:s text:c="2"/>[ anon ]</text:p>
      <text:p text:style-name="P28">00007ff9ef64e000 <text:s text:c="3"/>156K r-x-- ld-2.27.so</text:p>
      <text:p text:style-name="P28">00007ff9ef843000 <text:s text:c="5"/>8K rw--- <text:s text:c="2"/>[ anon ]</text:p>
      <text:p text:style-name="P28">00007ff9ef875000 <text:s text:c="5"/>4K r---- ld-2.27.so</text:p>
      <text:p text:style-name="P28">00007ff9ef876000 <text:s text:c="5"/>4K rw--- ld-2.27.so</text:p>
      <text:p text:style-name="P28">00007ff9ef877000 <text:s text:c="5"/>4K rw--- <text:s text:c="2"/>[ anon ]</text:p>
      <text:p text:style-name="P28">00007fff11923000 <text:s text:c="3"/>132K rw--- <text:s text:c="2"/>[ stack ]</text:p>
      <text:p text:style-name="P28">00007fff119bf000 <text:s text:c="4"/>12K r---- <text:s text:c="2"/>[ anon ]</text:p>
      <text:p text:style-name="P28">00007fff119c2000 <text:s text:c="5"/>8K r-x-- <text:s text:c="2"/>[ anon ]</text:p>
      <text:p text:style-name="P28">ffffffffff600000 <text:s text:c="5"/>4K r-x-- <text:s text:c="2"/>[ anon ]</text:p>
      <text:p text:style-name="P28"><text:s/>total <text:s text:c="12"/>4380K</text:p>
      <text:p text:style-name="P28"/>
      <text:p text:style-name="P28">a) <text:span text:style-name="T12">The only address the two (and all C programs on my system) share in common is the last, which seems to be associated with vsyscall, which is a system call accelerator. </text:span></text:p>
      <text:p text:style-name="P28">b) <text:span text:style-name="T12">All the rest have different memory address, which is due to C deciding where in user memory it wants to place everything. </text:span></text:p>
      <text:p text:style-name="P28">c) <text:span text:style-name="T13">The C standard library files all have the same size, which makes sense because we did not alter them or the program between runs. The stack space for the variables is also the same, for the same reasons. In fact, it appears the complier kept everything the same size between runs of the exact same program; this behavior makes logical sense and is something we would expect.</text:span></text:p>
      <text:p text:style-name="P33">----------------------------------------------------------------------------------------------------------------------------</text:p>
      <text:p text:style-name="P17"><text:span text:style-name="T14">3</text:span>)</text:p>
      <text:p text:style-name="P28">Program: <text:span text:style-name="T6">address.c</text:span></text:p>
      <text:p text:style-name="P28"><text:soft-page-break/>#include &lt;stdio.h&gt;</text:p>
      <text:p text:style-name="P28"/>
      <text:p text:style-name="P28">int main(){</text:p>
      <text:p text:style-name="P28"><text:tab/>int a = 0; // Regular integer</text:p>
      <text:p text:style-name="P28"><text:tab/>const int b = 0; // Constant integer</text:p>
      <text:p text:style-name="P28"><text:tab/>// Print the pointer values (addresses) in hexadecimal</text:p>
      <text:p text:style-name="P28"><text:tab/>printf("%p, %p\n", &amp;a, &amp;b);<text:tab/></text:p>
      <text:p text:style-name="P28"><text:tab/><text:span text:style-name="T3">sleep(30)</text:span></text:p>
      <text:p text:style-name="P28">}</text:p>
      <text:p text:style-name="P28"/>
      <text:p text:style-name="P28">Result:</text:p>
      <text:p text:style-name="P28"/>
      <text:p text:style-name="P28">$ ./address</text:p>
      <text:p text:style-name="P28">0x7fffd0a19380, 0x7fffd0a19384</text:p>
      <text:p text:style-name="P20"/>
      <text:p text:style-name="P13">a) Top output:</text:p>
      <text:p text:style-name="P34">top - 18:17:25 up 17 min, <text:s/>2 users, <text:s/>load average: 0.13, 0.23, 0.23</text:p>
      <text:p text:style-name="P34">Tasks: 232 total, <text:s text:c="2"/>1 running, 166 sleeping, <text:s text:c="2"/>0 stopped, <text:s text:c="2"/>0 zombie</text:p>
      <text:p text:style-name="P34">%Cpu(s): <text:s/>2.5 us, <text:s/>0.7 sy, <text:s/>0.1 ni, 96.6 id, <text:s/>0.1 wa, <text:s/>0.0 hi, <text:s/>0.0 si, <text:s/>0.0 st</text:p>
      <text:p text:style-name="P34">KiB Mem : <text:s/>7985248 total, <text:s/>4670224 free, <text:s/>1538684 used, <text:s/>1776340 buff/cache</text:p>
      <text:p text:style-name="P34">KiB Swap: <text:s text:c="4"/>1020 total, <text:s text:c="4"/>1020 free, <text:s text:c="7"/>0 used. <text:s/>6041052 avail Mem </text:p>
      <text:p text:style-name="P34"/>
      <text:p text:style-name="P34"><text:s text:c="2"/>PID USER <text:s text:c="5"/>PR <text:s/>NI <text:s text:c="3"/>VIRT <text:s text:c="3"/>RES <text:s text:c="3"/>SHR S <text:s/>%CPU %MEM <text:s text:c="4"/>TIME+ COMMAND</text:p>
      <text:p text:style-name="P34"><text:s/>6482 bp0017 <text:s text:c="3"/>20 <text:s text:c="2"/>0 <text:s text:c="2"/>41776 <text:s text:c="2"/>3672 <text:s text:c="2"/>3080 R <text:s/>12.5 <text:s/>0.0 <text:s text:c="2"/>0:00.02 top</text:p>
      <text:p text:style-name="P34"><text:s/>1293 bp0017 <text:s text:c="3"/>20 <text:s text:c="2"/>0 <text:s/>191552 <text:s/>26240 <text:s/>19172 S <text:s text:c="2"/>6.2 <text:s/>0.3 <text:s text:c="2"/>0:05.74 xfwm4</text:p>
      <text:p text:style-name="P34"><text:s/>1162 bp0017 <text:s text:c="3"/>20 <text:s text:c="2"/>0 <text:s text:c="2"/>76996 <text:s text:c="2"/>7956 <text:s text:c="2"/>6564 S <text:s text:c="2"/>0.0 <text:s/>0.1 <text:s text:c="2"/>0:00.04 systemd</text:p>
      <text:p text:style-name="P34">….</text:p>
      <text:p text:style-name="P34">….</text:p>
      <text:p text:style-name="P27"><text:s/>6356 bp0017 <text:s text:c="3"/>20 <text:s text:c="2"/>0 <text:s text:c="3"/>4508 <text:s text:c="3"/>744 <text:s text:c="3"/>680 S <text:s text:c="2"/>0.0 <text:s/>0.0 <text:s text:c="2"/>0:00.00 address</text:p>
      <text:p text:style-name="P27"/>
      <text:p text:style-name="P13">pmap output</text:p>
      <text:p text:style-name="P31">bp0017@bp0017-XPS-15-9550:~/Documents/EECS338/HW2$ ./address &amp;</text:p>
      <text:p text:style-name="P31">[1] 6694</text:p>
      <text:p text:style-name="P31">0x7ffe7e51b6a0, 0x7ffe7e51b6a4</text:p>
      <text:p text:style-name="P31">bp0017@bp0017-XPS-15-9550:~/Documents/EECS338/HW2$ pmap 6694</text:p>
      <text:p text:style-name="P31">6694: <text:s text:c="2"/>./address</text:p>
      <text:p text:style-name="P31">00005590c1cf6000 <text:s text:c="5"/>4K r-x-- address</text:p>
      <text:p text:style-name="P31">00005590c1ef6000 <text:s text:c="5"/>4K r---- address</text:p>
      <text:p text:style-name="P31">00005590c1ef7000 <text:s text:c="5"/>4K rw--- address</text:p>
      <text:p text:style-name="P31">00005590c2387000 <text:s text:c="3"/>132K rw--- <text:s text:c="2"/>[ anon ]</text:p>
      <text:p text:style-name="P31">00007fb38fe69000 <text:s text:c="2"/>1948K r-x-- libc-2.27.so</text:p>
      <text:p text:style-name="P31">00007fb390050000 <text:s text:c="2"/>2048K ----- libc-2.27.so</text:p>
      <text:p text:style-name="P31">00007fb390250000 <text:s text:c="4"/>16K r---- libc-2.27.so</text:p>
      <text:p text:style-name="P31">00007fb390254000 <text:s text:c="5"/>8K rw--- libc-2.27.so</text:p>
      <text:p text:style-name="P31">00007fb390256000 <text:s text:c="4"/>16K rw--- <text:s text:c="2"/>[ anon ]</text:p>
      <text:p text:style-name="P31">00007fb39025a000 <text:s text:c="3"/>156K r-x-- ld-2.27.so</text:p>
      <text:p text:style-name="P31">00007fb39044f000 <text:s text:c="5"/>8K rw--- <text:s text:c="2"/>[ anon ]</text:p>
      <text:p text:style-name="P31">00007fb390481000 <text:s text:c="5"/>4K r---- ld-2.27.so</text:p>
      <text:p text:style-name="P31">00007fb390482000 <text:s text:c="5"/>4K rw--- ld-2.27.so</text:p>
      <text:p text:style-name="P31"><text:soft-page-break/>00007fb390483000 <text:s text:c="5"/>4K rw--- <text:s text:c="2"/>[ anon ]</text:p>
      <text:p text:style-name="P31">00007ffe7e4fd000 <text:s text:c="3"/>132K rw--- <text:s text:c="2"/>[ stack ]</text:p>
      <text:p text:style-name="P31">00007ffe7e589000 <text:s text:c="4"/>12K r---- <text:s text:c="2"/>[ anon ]</text:p>
      <text:p text:style-name="P31">00007ffe7e58c000 <text:s text:c="5"/>8K r-x-- <text:s text:c="2"/>[ anon ]</text:p>
      <text:p text:style-name="P31">ffffffffff600000 <text:s text:c="5"/>4K r-x-- <text:s text:c="2"/>[ anon ]</text:p>
      <text:p text:style-name="P31"><text:s/>total <text:s text:c="12"/>4512K</text:p>
      <text:p text:style-name="P31"/>
      <text:p text:style-name="P31"/>
      <text:p text:style-name="P18">top claims that our program uses 4508K of memory. Pmap says that we use 4512K. They appear to agree <text:span text:style-name="T6">within reasonable error</text:span>.<text:span text:style-name="T4"> </text:span></text:p>
      <text:p text:style-name="P18"/>
      <text:p text:style-name="P45">b) </text:p>
      <text:p text:style-name="P32">$./address</text:p>
      <text:p text:style-name="P29">0x7fff0b354e90, 0x7fff0b354e94</text:p>
      <text:p text:style-name="P29"/>
      <text:p text:style-name="P29"/>
      <text:p text:style-name="P30">pmap 8241</text:p>
      <text:p text:style-name="P30">8241: <text:s text:c="2"/>./address</text:p>
      <text:p text:style-name="P30">000055ee95374000 <text:s text:c="5"/>4K r-x-- address</text:p>
      <text:p text:style-name="P30">000055ee95574000 <text:s text:c="5"/>4K r---- address</text:p>
      <text:p text:style-name="P30">000055ee95575000 <text:s text:c="5"/>4K rw--- address</text:p>
      <text:p text:style-name="P30">000055ee95843000 <text:s text:c="3"/>132K rw--- <text:s text:c="2"/>[ anon ]</text:p>
      <text:p text:style-name="P30">00007f9b4d6e6000 <text:s text:c="2"/>1948K r-x-- libc-2.27.so</text:p>
      <text:p text:style-name="P30">00007f9b4d8cd000 <text:s text:c="2"/>2048K ----- libc-2.27.so</text:p>
      <text:p text:style-name="P30">00007f9b4dacd000 <text:s text:c="4"/>16K r---- libc-2.27.so</text:p>
      <text:p text:style-name="P30">00007f9b4dad1000 <text:s text:c="5"/>8K rw--- libc-2.27.so</text:p>
      <text:p text:style-name="P30">00007f9b4dad3000 <text:s text:c="4"/>16K rw--- <text:s text:c="2"/>[ anon ]</text:p>
      <text:p text:style-name="P30">00007f9b4dad7000 <text:s text:c="3"/>156K r-x-- ld-2.27.so</text:p>
      <text:p text:style-name="P30">00007f9b4dccc000 <text:s text:c="5"/>8K rw--- <text:s text:c="2"/>[ anon ]</text:p>
      <text:p text:style-name="P30">00007f9b4dcfe000 <text:s text:c="5"/>4K r---- ld-2.27.so</text:p>
      <text:p text:style-name="P30">00007f9b4dcff000 <text:s text:c="5"/>4K rw--- ld-2.27.so</text:p>
      <text:p text:style-name="P30">00007f9b4dd00000 <text:s text:c="5"/>4K rw--- <text:s text:c="2"/>[ anon ]</text:p>
      <text:p text:style-name="P26">00007fff0b335000 <text:s text:c="3"/>132K rw--- <text:s text:c="2"/>[ stack ]</text:p>
      <text:p text:style-name="P30">00007fff0b3d6000 <text:s text:c="4"/>12K r---- <text:s text:c="2"/>[ anon ]</text:p>
      <text:p text:style-name="P30">00007fff0b3d9000 <text:s text:c="5"/>8K r-x-- <text:s text:c="2"/>[ anon ]</text:p>
      <text:p text:style-name="P30">ffffffffff600000 <text:s text:c="5"/>4K r-x-- <text:s text:c="2"/>[ anon ]</text:p>
      <text:p text:style-name="P30"><text:s/>total <text:s text:c="12"/>4512K</text:p>
      <text:p text:style-name="P21"/>
      <text:p text:style-name="P35">The regular variable (left) is stored in the section of the memory known as the <text:span text:style-name="T4">stack</text:span>, since it can be alerted during runtime. The constant variable (right) is stored in the data section, since it only needs to be read and not altered<text:span text:style-name="T5">. The permissions for the stack variables are read/write, which makes sense since we want to read and write to these variables during the execution of the program. Since we only need to read, it’s likely that the const variable is in 0x</text:span><text:span text:style-name="T17">00007fff0b3d6000 </text:span><text:span text:style-name="T18">due to that section being read-only. </text:span></text:p>
      <text:p text:style-name="P36"/>
      <text:p text:style-name="P1"><text:span text:style-name="T21">c) </text:span><text:span text:style-name="T22">The maximum hex address for the memory segment is 0x00007f7c01248000 + 8K bytes. 8K = 8192 bytes, which is 0x2000, so the max address is </text:span><text:span text:style-name="T23">0x</text:span>7F7C0124A000. <text:span text:style-name="T24">The max address for a 4 byte integer would be <text:s/></text:span><text:span text:style-name="T22">0x00007f7c01248000 </text:span><text:span text:style-name="T23">+ 0x4 , which is <text:s/></text:span><text:span text:style-name="T22">0x00007f7c0124800</text:span><text:span text:style-name="T23">4.</text:span></text:p>
      <text:p text:style-name="P37"/>
      <text:p text:style-name="P22">----------------------------------------------------------------------------------------------------------------------------</text:p>
      <text:p text:style-name="P14"><text:soft-page-break/>4)</text:p>
      <text:p text:style-name="P38">Program: forker.c</text:p>
      <text:p text:style-name="P39"/>
      <text:p text:style-name="P40">#include &lt;stdio.h&gt;</text:p>
      <text:p text:style-name="P40">#include &lt;unistd.h&gt; //to remove sleep warning</text:p>
      <text:p text:style-name="P40">#include &lt;sys/wait.h&gt;</text:p>
      <text:p text:style-name="P40"/>
      <text:p text:style-name="P40">int main(){</text:p>
      <text:p text:style-name="P40"><text:tab/>int pid = fork();</text:p>
      <text:p text:style-name="P40"><text:tab/>if (pid){ //parent</text:p>
      <text:p text:style-name="P40"><text:tab/><text:tab/>printf("I'm the parent! Waiting for child...\n");</text:p>
      <text:p text:style-name="P40"><text:tab/><text:tab/>int childID = wait(NULL);</text:p>
      <text:p text:style-name="P40"><text:tab/><text:tab/>printf("The PID of my child was %d \n",childID);</text:p>
      <text:p text:style-name="P40"><text:tab/>}</text:p>
      <text:p text:style-name="P40"><text:tab/>else{</text:p>
      <text:p text:style-name="P40"><text:tab/><text:tab/>printf("I'm the child! My parent's PID is %d \n",getppid());</text:p>
      <text:p text:style-name="P40"><text:tab/><text:tab/>sleep(20);</text:p>
      <text:p text:style-name="P40"><text:tab/>}</text:p>
      <text:p text:style-name="P40"/>
      <text:p text:style-name="P40"/>
      <text:p text:style-name="P40">}</text:p>
      <text:p text:style-name="P39">Program output:</text:p>
      <text:p text:style-name="P39"/>
      <text:p text:style-name="P39">$ ./forker</text:p>
      <text:p text:style-name="P39">I'm the parent! Waiting for child...</text:p>
      <text:p text:style-name="P39">I'm the child! My parent's PID is 24715 </text:p>
      <text:p text:style-name="P39">The PID of my child was 24716 </text:p>
      <text:p text:style-name="P40"/>
      <text:p text:style-name="P38">Top output</text:p>
      <text:p text:style-name="P38"/>
      <text:p text:style-name="P41"><text:s/>PID <text:s/>PPID <text:s text:c="2"/>UID USER <text:s text:c="4"/>RUSER <text:s text:c="3"/>TTY <text:s text:c="9"/>TIME+ <text:s/>%CPU %MEM S COMMAND <text:s text:c="197"/></text:p>
      <text:p text:style-name="P41">24716 24715 <text:s/>1000 bp0017 <text:s text:c="2"/>bp0017 <text:s text:c="2"/>pts/0 <text:s text:c="5"/>0:00.00 <text:s text:c="2"/>0.0 <text:s/>0.0 S forker <text:s text:c="198"/></text:p>
      <text:p text:style-name="P41">24715 <text:s/>1512 <text:s/>1000 bp0017 <text:s text:c="2"/>bp0017 <text:s text:c="2"/>pts/0 <text:s text:c="5"/>0:00.00 <text:s text:c="2"/>0.0 <text:s/>0.0 S forker <text:s text:c="3"/></text:p>
      <text:p text:style-name="P40"/>
      <text:p text:style-name="P19">The two appear to agree. </text:p>
      <text:p text:style-name="P22">----------------------------------------------------------------------------------------------------------------------------</text:p>
      <text:p text:style-name="P15">5)</text:p>
      <text:p text:style-name="P42"><text:span text:style-name="T9">a)</text:span>Two child processes are created. <text:s/>This makes sense, since fork is called twice in the same scope. We create a child, and then that child spawns another child, <text:span text:style-name="T8">which begins execution from the second fork statement.</text:span></text:p>
      <text:p text:style-name="P43">b) Yes, it is possible to have two child processes. <text:span text:style-name="T10">For example, you could have a program that calls fork, and sets the child to do some form of work. Before the child is done, the program can fork again, and the two processes with the same parent can run concurrently. As in problem5c.c, it is also possible for the child to have a child, and the two can also run concurrently. </text:span></text:p>
      <text:p text:style-name="P44">c) No, the program behaves differently. <text:span text:style-name="T11">In this case, only one child is spawned, and then the child is returned, which cause the wait() to deblock the parent process. </text:span></text:p>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6" meta:paragraph-count="231" meta:word-count="1538" meta:character-count="10816" meta:non-whitespace-character-count="8261"/>
  </office:meta>
</office:document-meta>
</file>